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8000000C8562266CA956E0A0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57ab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4fed6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6f5ef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6" style:family="paragraph" style:parent-style-name="Text_20_body">
      <style:paragraph-properties fo:break-before="column" style:shadow="none"/>
      <style:text-properties fo:font-weight="normal" officeooo:rsid="0013f2a7" officeooo:paragraph-rsid="0016f5ef"/>
    </style:style>
    <style:style style:name="P7" style:family="paragraph" style:parent-style-name="Text_20_body">
      <style:paragraph-properties style:shadow="none"/>
      <style:text-properties fo:font-weight="normal" officeooo:rsid="0014fed6" officeooo:paragraph-rsid="0014fed6"/>
    </style:style>
    <style:style style:name="P8" style:family="paragraph" style:parent-style-name="Text_20_body">
      <style:paragraph-properties fo:line-height="100%" style:shadow="none"/>
      <style:text-properties fo:color="#666666" loext:opacity="100%" fo:font-weight="bold" officeooo:rsid="000a5cf2" officeooo:paragraph-rsid="000a5cf2"/>
    </style:style>
    <style:style style:name="P9" style:family="paragraph" style:parent-style-name="Text_20_body">
      <style:paragraph-properties style:shadow="none"/>
      <style:text-properties fo:color="#666666" loext:opacity="100%" fo:font-weight="bold" officeooo:rsid="000a5cf2" officeooo:paragraph-rsid="000ab239"/>
    </style:style>
    <style:style style:name="P10" style:family="paragraph" style:parent-style-name="Text_20_body">
      <style:paragraph-properties style:shadow="none"/>
      <style:text-properties fo:font-style="italic" officeooo:rsid="000a5cf2" officeooo:paragraph-rsid="000a5cf2" style:font-style-asian="italic" style:font-style-complex="italic"/>
    </style:style>
    <style:style style:name="P11" style:family="paragraph" style:parent-style-name="Text_20_body">
      <style:paragraph-properties style:shadow="none"/>
      <style:text-properties fo:font-style="italic" fo:font-weight="normal" officeooo:rsid="0014fed6" officeooo:paragraph-rsid="00157aba" style:font-style-asian="italic" style:font-style-complex="italic"/>
    </style:style>
    <style:style style:name="P12" style:family="paragraph" style:parent-style-name="Text_20_body">
      <style:paragraph-properties style:shadow="none"/>
      <style:text-properties officeooo:rsid="0014fed6" officeooo:paragraph-rsid="0014fed6"/>
    </style:style>
    <style:style style:name="P13" style:family="paragraph" style:parent-style-name="Text_20_body">
      <style:paragraph-properties fo:margin-left="0cm" fo:margin-right="0cm" fo:text-indent="0cm" style:auto-text-indent="false" style:shadow="none"/>
      <style:text-properties fo:color="#1c1c1c" loext:opacity="100%" fo:font-weight="bold" officeooo:rsid="000c0a6d" officeooo:paragraph-rsid="0011a788"/>
    </style:style>
    <style:style style:name="P14" style:family="paragraph" style:parent-style-name="Text_20_body">
      <style:paragraph-properties style:shadow="none"/>
      <style:text-properties fo:color="#1c1c1c" loext:opacity="100%" fo:font-size="14pt" fo:font-weight="bold" officeooo:rsid="001b303d" officeooo:paragraph-rsid="001b303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style:shadow="none"/>
      <style:text-properties fo:font-size="11pt" fo:font-style="normal" fo:font-weight="normal" officeooo:rsid="001a4c5b" officeooo:paragraph-rsid="000a5cf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Heading_20_1">
      <style:paragraph-properties style:shadow="none"/>
      <style:text-properties officeooo:rsid="000a5cf2" officeooo:paragraph-rsid="000a5cf2"/>
    </style:style>
    <style:style style:name="P17" style:family="paragraph" style:parent-style-name="Heading_20_3">
      <style:paragraph-properties fo:break-before="column" fo:padding="0.051cm" fo:border-left="none" fo:border-right="none" fo:border-top="0.06pt solid #000000" fo:border-bottom="0.06pt solid #000000" style:shadow="none"/>
    </style:style>
    <style:style style:name="P18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9" style:family="paragraph" style:parent-style-name="Heading_20_3">
      <style:paragraph-properties fo:padding="0.051cm" fo:border-left="none" fo:border-right="none" fo:border-top="0.06pt solid #000000" fo:border-bottom="0.06pt solid #000000" style:shadow="none"/>
    </style:style>
    <style:style style:name="P20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1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43bf5d" style:font-weight-asian="normal" style:font-weight-complex="normal"/>
    </style:style>
    <style:style style:name="P22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11a788" style:font-weight-asian="normal" style:font-weight-complex="normal"/>
    </style:style>
    <style:style style:name="P23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4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43bf5d" officeooo:paragraph-rsid="0043bf5d" style:font-weight-asian="normal" style:font-weight-complex="normal"/>
    </style:style>
    <style:style style:name="P25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/>
    </style:style>
    <style:style style:name="P26" style:family="paragraph" style:parent-style-name="Text_20_body" style:list-style-name="L5">
      <style:paragraph-properties style:shadow="none"/>
      <style:text-properties fo:font-weight="normal" officeooo:rsid="002600cb" officeooo:paragraph-rsid="002600cb"/>
    </style:style>
    <style:style style:name="P27" style:family="paragraph" style:parent-style-name="Text_20_body" style:list-style-name="L3">
      <style:paragraph-properties fo:margin-top="0cm" fo:margin-bottom="0.146cm" style:contextual-spacing="false" fo:line-height="100%" style:shadow="none"/>
      <style:text-properties fo:font-style="italic" fo:font-weight="normal" officeooo:rsid="00138ab6" officeooo:paragraph-rsid="0013f2a7" style:font-style-asian="italic" style:font-style-complex="italic"/>
    </style:style>
    <style:style style:name="P28" style:family="paragraph" style:parent-style-name="Text_20_body" style:list-style-name="L4">
      <style:paragraph-properties style:shadow="none"/>
      <style:text-properties fo:font-style="italic" fo:font-weight="normal" officeooo:rsid="00138ab6" officeooo:paragraph-rsid="0016f5ef" style:font-style-asian="italic" style:font-style-complex="italic"/>
    </style:style>
    <style:style style:name="P29" style:family="paragraph" style:parent-style-name="Text_20_body" style:list-style-name="L3">
      <style:paragraph-properties style:shadow="none"/>
      <style:text-properties fo:font-style="italic" fo:font-weight="normal" officeooo:rsid="0014fed6" officeooo:paragraph-rsid="00412e6e" style:font-style-asian="italic" style:font-style-complex="italic"/>
    </style:style>
    <style:style style:name="P30" style:family="paragraph" style:parent-style-name="Text_20_body" style:list-style-name="L4">
      <style:paragraph-properties style:shadow="none"/>
      <style:text-properties fo:font-style="italic" fo:font-weight="normal" officeooo:rsid="0013f2a7" officeooo:paragraph-rsid="0016f5ef" style:font-style-asian="italic" style:font-style-complex="italic"/>
    </style:style>
    <style:style style:name="P31" style:family="paragraph" style:parent-style-name="Text_20_body" style:list-style-name="L5">
      <style:paragraph-properties style:shadow="none"/>
      <style:text-properties fo:font-style="italic" style:text-underline-style="none" fo:font-weight="normal" officeooo:rsid="0014fed6" officeooo:paragraph-rsid="0014fed6" style:font-style-asian="italic" style:font-style-complex="italic"/>
    </style:style>
    <style:style style:name="P32" style:family="paragraph" style:parent-style-name="Text_20_body" style:list-style-name="L6">
      <style:paragraph-properties style:shadow="none"/>
      <style:text-properties officeooo:paragraph-rsid="0017273a"/>
    </style:style>
    <style:style style:name="P33" style:family="paragraph" style:parent-style-name="Text_20_body" style:list-style-name="L6">
      <style:paragraph-properties style:shadow="none"/>
      <style:text-properties officeooo:paragraph-rsid="0014fed6"/>
    </style:style>
    <style:style style:name="P34" style:family="paragraph" style:parent-style-name="Text_20_body">
      <style:paragraph-properties style:shadow="none"/>
      <style:text-properties fo:color="#1c1c1c" loext:opacity="100%" fo:font-weight="bold" officeooo:rsid="000c0a6d" officeooo:paragraph-rsid="003d4a2e" style:font-weight-asian="bold" style:font-weight-complex="bold"/>
    </style:style>
    <style:style style:name="P35" style:family="paragraph">
      <loext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157aba"/>
    </style:style>
    <style:style style:name="T3" style:family="text">
      <style:text-properties fo:font-weight="normal" officeooo:rsid="000a5cf2"/>
    </style:style>
    <style:style style:name="T4" style:family="text">
      <style:text-properties fo:font-weight="normal" officeooo:rsid="00123650"/>
    </style:style>
    <style:style style:name="T5" style:family="text">
      <style:text-properties fo:font-weight="normal" officeooo:rsid="00138ab6"/>
    </style:style>
    <style:style style:name="T6" style:family="text">
      <style:text-properties fo:font-weight="normal" officeooo:rsid="002600cb"/>
    </style:style>
    <style:style style:name="T7" style:family="text">
      <style:text-properties fo:font-weight="normal" officeooo:rsid="00405cc9"/>
    </style:style>
    <style:style style:name="T8" style:family="text">
      <style:text-properties officeooo:rsid="00157aba"/>
    </style:style>
    <style:style style:name="T9" style:family="text">
      <style:text-properties officeooo:rsid="0017273a"/>
    </style:style>
    <style:style style:name="T10" style:family="text">
      <style:text-properties officeooo:rsid="000a5cf2"/>
    </style:style>
    <style:style style:name="T11" style:family="text">
      <style:text-properties officeooo:rsid="0013023f"/>
    </style:style>
    <style:style style:name="T12" style:family="text">
      <style:text-properties officeooo:rsid="000cdd87"/>
    </style:style>
    <style:style style:name="T13" style:family="text">
      <style:text-properties officeooo:rsid="000e7c60"/>
    </style:style>
    <style:style style:name="T14" style:family="text">
      <style:text-properties officeooo:rsid="00123650"/>
    </style:style>
    <style:style style:name="T15" style:family="text">
      <style:text-properties officeooo:rsid="00138ab6"/>
    </style:style>
    <style:style style:name="T16" style:family="text">
      <style:text-properties officeooo:rsid="0014fed6"/>
    </style:style>
    <style:style style:name="T17" style:family="text">
      <style:text-properties officeooo:rsid="00168e15"/>
    </style:style>
    <style:style style:name="T18" style:family="text">
      <style:text-properties officeooo:rsid="0016f5ef"/>
    </style:style>
    <style:style style:name="T19" style:family="text">
      <style:text-properties fo:font-size="21pt" fo:font-weight="normal" style:font-size-asian="21pt" style:font-weight-asian="normal" style:font-size-complex="21pt" style:font-weight-complex="normal"/>
    </style:style>
    <style:style style:name="T20" style:family="text">
      <style:text-properties fo:font-size="20pt" fo:font-weight="normal" style:font-size-asian="17.5pt" style:font-weight-asian="normal" style:font-size-complex="20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officeooo:rsid="001ff471"/>
    </style:style>
    <style:style style:name="T23" style:family="text">
      <style:text-properties style:text-position="super 58%" officeooo:rsid="001ff471"/>
    </style:style>
    <style:style style:name="T24" style:family="text">
      <style:text-properties officeooo:rsid="0020bcc8"/>
    </style:style>
    <style:style style:name="T25" style:family="text">
      <style:text-properties officeooo:rsid="002219d3"/>
    </style:style>
    <style:style style:name="T26" style:family="text">
      <style:text-properties fo:color="#1c1c1c" loext:opacity="100%" fo:font-size="15pt" fo:font-style="normal" fo:font-weight="bold" officeooo:rsid="001a4c5b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officeooo:rsid="002600cb"/>
    </style:style>
    <style:style style:name="T28" style:family="text">
      <style:text-properties officeooo:rsid="00284fa7"/>
    </style:style>
    <style:style style:name="T29" style:family="text">
      <style:text-properties officeooo:rsid="002d631b"/>
    </style:style>
    <style:style style:name="T30" style:family="text">
      <style:text-properties officeooo:rsid="002df3f8"/>
    </style:style>
    <style:style style:name="T31" style:family="text">
      <style:text-properties style:font-weight-asian="normal" style:font-weight-complex="normal"/>
    </style:style>
    <style:style style:name="T32" style:family="text">
      <style:text-properties officeooo:rsid="002219d3" style:font-weight-asian="normal" style:font-weight-complex="normal"/>
    </style:style>
    <style:style style:name="T33" style:family="text">
      <style:text-properties officeooo:rsid="000cdd87" style:font-weight-asian="normal" style:font-weight-complex="normal"/>
    </style:style>
    <style:style style:name="T34" style:family="text">
      <style:text-properties officeooo:rsid="003418b2"/>
    </style:style>
    <style:style style:name="T35" style:family="text">
      <style:text-properties officeooo:rsid="00381777"/>
    </style:style>
    <style:style style:name="T36" style:family="text">
      <style:text-properties officeooo:rsid="003d4a2e"/>
    </style:style>
    <style:style style:name="T37" style:family="text">
      <style:text-properties officeooo:rsid="00405cc9"/>
    </style:style>
    <style:style style:name="T38" style:family="text">
      <style:text-properties officeooo:rsid="00412e6e"/>
    </style:style>
    <style:style style:name="T39" style:family="text">
      <style:text-properties style:text-underline-style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68e15" style:font-weight-asian="bold" style:font-weight-complex="bold"/>
    </style:style>
    <style:style style:name="T42" style:family="text">
      <style:text-properties fo:font-weight="bold" officeooo:rsid="00138ab6" style:font-weight-asian="bold" style:font-weight-complex="bold"/>
    </style:style>
    <style:style style:name="T43" style:family="text">
      <style:text-properties officeooo:rsid="00448b9d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535*" fo:start-indent="0cm" fo:end-indent="0cm"/>
          <style:column style:rel-width="227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537*" fo:start-indent="0cm" fo:end-indent="0cm"/>
          <style:column style:rel-width="2273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5676*" fo:start-indent="0cm" fo:end-indent="0cm"/>
          <style:column style:rel-width="1134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3.743cm" fo:min-width="3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 text:is-list-header="true"><text:span text:style-name="T19">Nduvho </text:span><text:span text:style-name="T20">Edward</text:span> <text:span text:style-name="T21">Ramashia </text:span></text:h>
      <text:p text:style-name="P10"><draw:custom-shape text:anchor-type="paragraph" draw:z-index="0" draw:name="Shape 1" draw:style-name="gr1" draw:text-style-name="P35" svg:width="5.16cm" svg:height="5.292cm" svg:x="-0.053cm" svg:y="-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tab/> <text:s text:c="6"/><text:span text:style-name="T26">About</text:span></text:p>
      <text:p text:style-name="P15">Results-driven STEM enthusiast with expertise in <text:span text:style-name="T28">electrical </text:span><text:span text:style-name="T29">engineering</text:span><text:span text:style-name="T28"> designs, </text:span><text:span text:style-name="T30">Information engineering concepts, and </text:span><text:span text:style-name="T34">P</text:span><text:span text:style-name="T30">rogramming</text:span>. Committed to continuous learning and personal development. Strong team player with ethical integrity. </text:p>
      <text:p text:style-name="P14">Contacts:</text:p>
      <text:p text:style-name="P8">063 <text:s/>853 3355</text:p>
      <text:p text:style-name="P9"><text:a xlink:type="simple" xlink:href="mailto:Nduvho.Ramashia@gmail.com" text:style-name="Internet_20_link" text:visited-style-name="Visited_20_Internet_20_Link">Nduvho.Ramashia@gmail.com</text:a><text:span text:style-name="T11"><text:line-break/></text:span><text:a xlink:type="simple" xlink:href="https://github.com/NduvhoEdward" text:style-name="Internet_20_link" text:visited-style-name="Visited_20_Internet_20_Link">Github</text:a> | <text:a xlink:type="simple" xlink:href="https://www.linkedin.com/in/nduvhoedward" text:style-name="Internet_20_link" text:visited-style-name="Visited_20_Internet_20_Link">LinkedIn</text:a></text:p>
      <text:p text:style-name="P34"><text:span text:style-name="T39">Languages</text:span></text:p>
      <text:list text:style-name="L1">
        <text:list-item>
          <text:p text:style-name="P24">Assembly</text:p>
        </text:list-item>
        <text:list-item>
          <text:p text:style-name="P24">C++ </text:p>
        </text:list-item>
        <text:list-item>
          <text:p text:style-name="P24">Python</text:p>
        </text:list-item>
        <text:list-item>
          <text:p text:style-name="P21"><text:span text:style-name="T36">English</text:span>: <text:tab/><text:span text:style-name="T13">Fluent </text:span></text:p>
        </text:list-item>
        <text:list-item>
          <text:p text:style-name="P20"><text:span text:style-name="T36">TshiVenda</text:span>: <text:tab/>Fluent </text:p>
        </text:list-item>
        <text:list-item>
          <text:p text:style-name="P25"><text:span text:style-name="T31">Isi</text:span><text:span text:style-name="T32">Z</text:span><text:span text:style-name="T31">ulu: <text:tab/></text:span><text:span text:style-name="T33">Fair </text:span></text:p>
        </text:list-item>
      </text:list>
      <text:p text:style-name="P13">Personal Qualities</text:p>
      <text:list text:style-name="L2">
        <text:list-item>
          <text:p text:style-name="P22">Team-player</text:p>
        </text:list-item>
        <text:list-item>
          <text:p text:style-name="P23">Hard-worker</text:p>
        </text:list-item>
        <text:list-item>
          <text:p text:style-name="P23">Honest </text:p>
        </text:list-item>
        <text:list-item>
          <text:p text:style-name="P23">Ethically and morally sound character</text:p>
        </text:list-item>
      </text:list>
      <text:h text:style-name="P17" text:outline-level="3">Education</text:h>
      <text:p text:style-name="P4"><text:span text:style-name="T9">BS</text:span><text:span text:style-name="T10">c</text:span><text:span text:style-name="T27">(Hons)</text:span><text:span text:style-name="T10"> in Electrical and Information Engineering</text:span><text:span text:style-name="T1"><text:line-break/></text:span><text:span text:style-name="T3">University of the Witwatersrand</text:span><text:span text:style-name="T1">, </text:span><text:span text:style-name="T3">Undergraduate</text:span><text:span text:style-name="T6">* </text:span><text:span text:style-name="T3"><text:s/></text:span></text:p>
      <text:h text:style-name="P18" text:outline-level="3">Experience </text:h>
      <text:section text:style-name="Sect1" text:name="Section1">
        <text:p text:style-name="P1"><text:span text:style-name="T14">Undergraduate Research Assistant </text:span><text:line-break/><text:span text:style-name="T7">Wits, School of Electrical and Information Engineering</text:span><text:span text:style-name="T4">.</text:span><text:span text:style-name="T2"> <text:s text:c="22"/></text:span></text:p>
        <text:p text:style-name="P5"><text:span text:style-name="T37">July</text:span><text:span text:style-name="T14"> 202</text:span><text:span text:style-name="T37">3</text:span> </text:p>
      </text:section>
      <text:list text:style-name="L3">
        <text:list-item>
          <text:p text:style-name="P27">Assisted in hands-on projects for controlled LED lighting in mosquito breeding.</text:p>
        </text:list-item>
        <text:list-item>
          <text:p text:style-name="P27">Conducted experiments and collected data using laboratory skills.</text:p>
        </text:list-item>
        <text:list-item>
          <text:p text:style-name="P27">Maintained strict adherence to lab safety procedures for a safe working environment. </text:p>
        </text:list-item>
        <text:list-item>
          <text:p text:style-name="P27">Provided technical support in maintaining and repairing laboratory equipment. </text:p>
        </text:list-item>
      </text:list>
      <text:section text:style-name="Sect1" text:name="Section2">
        <text:p text:style-name="P3"><text:span text:style-name="T16">Volunteer</text:span><text:span text:style-name="T8"><text:line-break/></text:span><text:span text:style-name="T5"> Data for Municipal Infrastructure Assets</text:span></text:p>
        <text:p text:style-name="P6"><text:span text:style-name="T16">June</text:span> 20<text:span text:style-name="T15">21</text:span> – <text:span text:style-name="T16">August</text:span> 20<text:span text:style-name="T15">21</text:span></text:p>
        <text:p text:style-name="P11"/>
      </text:section>
      <text:list text:continue-numbering="true" text:style-name="L3">
        <text:list-item>
          <text:p text:style-name="P29">Data retrieval <text:span text:style-name="T38">&amp;</text:span> processing, <text:span text:style-name="T38">and</text:span> Assessing roads-rivers crossings, identifying their state, assigning them repair priorities . </text:p>
        </text:list-item>
      </text:list>
      <text:section text:style-name="Sect2" text:name="Section4">
        <text:p text:style-name="P3"><text:span text:style-name="T18">T</text:span><text:span text:style-name="T15">eaching Assistant </text:span><text:span text:style-name="T8"><text:line-break/></text:span><text:span text:style-name="T5">University of the Witwatersrand</text:span></text:p>
        <text:p text:style-name="P6"><text:span text:style-name="T15"><text:s/>Feb</text:span> 20<text:span text:style-name="T15">21</text:span> – <text:span text:style-name="T15">June</text:span> 20<text:span text:style-name="T15">21</text:span> <text:s/></text:p>
      </text:section>
      <text:list text:style-name="L4">
        <text:list-item>
          <text:p text:style-name="P30"><text:s/><text:span text:style-name="T15">Assisting groups and individuals with course (</text:span><text:span text:style-name="T42">Microprocessors</text:span><text:span text:style-name="T15">) concepts they </text:span><text:span text:style-name="T24">found</text:span><text:span text:style-name="T15"> unclear<text:tab/></text:span></text:p>
        </text:list-item>
        <text:list-item>
          <text:p text:style-name="P28">Aiding students with the course software stack set-up and (<text:span text:style-name="T40">Assembly</text:span>) code debugging </text:p>
        </text:list-item>
      </text:list>
      <text:section text:style-name="Sect3" text:name="Section5">
        <text:p text:style-name="P2">Lecturer Assistant</text:p>
        <text:p text:style-name="P7">Wits – School of Electrical and Information Eng.</text:p>
        <text:p text:style-name="P7">Nov 2020 - Feb 2021</text:p>
      </text:section>
      <text:list text:style-name="L5">
        <text:list-item>
          <text:p text:style-name="P31"><text:span text:style-name="T41">T</text:span><text:span text:style-name="T40">esting and analysing new proposed micro-controllers</text:span> to be used by the school in the future </text:p>
        </text:list-item>
        <text:list-item>
          <text:p text:style-name="P26">Implementing and testing coming year labs on the proposed <text:span text:style-name="T40">micro-controllers</text:span> </text:p>
        </text:list-item>
        <text:list-item>
          <text:p text:style-name="P26">Observing and testing the lab instructions for errors, implementability, and time practicality </text:p>
        </text:list-item>
      </text:list>
      <text:h text:style-name="P19" text:outline-level="3">Achievements<text:span text:style-name="T35"> </text:span></text:h>
      <text:section text:style-name="Sect4" text:name="Section3">
        <text:list text:style-name="L6">
          <text:list-item>
            <text:p text:style-name="P32"><text:span text:style-name="T16">Made ISC22-SCC</text:span> team CHPC</text:p>
          </text:list-item>
          <text:list-item>
            <text:p text:style-name="P32"><text:span text:style-name="T16">Came </text:span><text:span text:style-name="T22">2</text:span><text:span text:style-name="T23">nd</text:span> out of 4 finalists <text:span text:style-name="T16">on </text:span>CHPC-<text:span text:style-name="T16">SCC</text:span></text:p>
          </text:list-item>
          <text:list-item>
            <text:p text:style-name="P33"><text:span text:style-name="T16">Came </text:span><text:span text:style-name="T22">2</text:span><text:span text:style-name="T23">nd</text:span> out of 9 <text:span text:style-name="T16">in</text:span> DIRISA DATATHON</text:p>
          </text:list-item>
        </text:list>
        <text:p text:style-name="P12">2022</text:p>
        <text:p text:style-name="P12">2021</text:p>
        <text:p text:style-name="P12">2021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fill-image draw:name="headshort_5f_blackAndWhite" draw:display-name="headshort_blackAndWhite" xlink:href="Pictures/10000000000000C8000000C8562266CA956E0A0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0:12:57.012843505</meta:creation-date>
    <meta:editing-duration>PT17H31M6S</meta:editing-duration>
    <meta:editing-cycles>50</meta:editing-cycles>
    <meta:generator>LibreOffice/7.5.7.1$Linux_X86_64 LibreOffice_project/50$Build-1</meta:generator>
    <dc:title>Resume</dc:title>
    <dc:date>2023-11-01T13:01:31.207977160</dc:date>
    <meta:document-statistic meta:table-count="0" meta:image-count="0" meta:object-count="0" meta:page-count="1" meta:paragraph-count="47" meta:word-count="281" meta:character-count="1993" meta:non-whitespace-character-count="1717"/>
    <meta:template xlink:type="simple" xlink:actuate="onRequest" xlink:title="Resume" xlink:href="../../../../../../../../usr/lib/libreoffice/share/template/common/personal/Resume1page.ott" meta:date="2023-02-12T00:12:56.085334399"/>
  </office:meta>
</office:document-meta>
</file>